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margin-top="0cm" fo:margin-bottom="0.247cm" style:contextual-spacing="false" fo:line-height="114%" fo:text-indent="0cm" style:auto-text-indent="false"/>
      <style:text-properties style:font-name="Google Sans"/>
    </style:style>
    <style:style style:name="P2" style:family="paragraph" style:parent-style-name="Heading_20_2">
      <style:paragraph-properties fo:margin-left="0cm" fo:margin-right="0cm" fo:margin-top="0cm" fo:margin-bottom="0.247cm" style:contextual-spacing="false" fo:line-height="114%" fo:text-indent="0cm" style:auto-text-indent="false"/>
      <style:text-properties style:font-name="Google Sans"/>
    </style:style>
    <style:style style:name="P3" style:family="paragraph" style:parent-style-name="Heading_20_3">
      <style:paragraph-properties fo:margin-left="0cm" fo:margin-right="0cm" fo:margin-top="0cm" fo:margin-bottom="0.247cm" style:contextual-spacing="false" fo:line-height="114%" fo:text-indent="0cm" style:auto-text-indent="false"/>
      <style:text-properties style:font-name="Google Sans"/>
    </style:style>
    <style:style style:name="P4"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style:style>
    <style:style style:name="P5" style:family="paragraph" style:parent-style-name="Text_20_body" style:list-style-name="L7">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6" style:family="paragraph" style:parent-style-name="Text_20_body">
      <style:paragraph-properties fo:margin-top="0cm" fo:margin-bottom="0.247cm" style:contextual-spacing="false" fo:line-height="114%"/>
      <style:text-properties style:font-name="Google Sans Text"/>
    </style:style>
    <style:style style:name="P7" style:family="paragraph" style:parent-style-name="Text_20_body">
      <style:paragraph-properties fo:margin-left="0cm" fo:margin-right="0cm" fo:margin-top="0cm" fo:margin-bottom="0.247cm" style:contextual-spacing="false" fo:line-height="114%" fo:text-indent="0cm" style:auto-text-indent="false"/>
    </style:style>
    <style:style style:name="P8" style:family="paragraph" style:parent-style-name="Text_20_body" style:list-style-name="L1">
      <style:paragraph-properties fo:margin-left="0cm" fo:margin-right="0cm" fo:margin-top="0cm" fo:margin-bottom="0.247cm" style:contextual-spacing="false" fo:line-height="114%" fo:text-indent="0cm" style:auto-text-indent="false" fo:padding="0cm" fo:border="none"/>
    </style:style>
    <style:style style:name="P9" style:family="paragraph" style:parent-style-name="Text_20_body" style:list-style-name="L2">
      <style:paragraph-properties fo:margin-left="0cm" fo:margin-right="0cm" fo:margin-top="0cm" fo:margin-bottom="0.247cm" style:contextual-spacing="false" fo:line-height="114%" fo:text-indent="0cm" style:auto-text-indent="false" fo:padding="0cm" fo:border="none"/>
    </style:style>
    <style:style style:name="P10" style:family="paragraph" style:parent-style-name="Text_20_body" style:list-style-name="L3">
      <style:paragraph-properties fo:margin-left="0cm" fo:margin-right="0cm" fo:margin-top="0cm" fo:margin-bottom="0.247cm" style:contextual-spacing="false" fo:line-height="114%" fo:text-indent="0cm" style:auto-text-indent="false" fo:padding="0cm" fo:border="none"/>
    </style:style>
    <style:style style:name="P11" style:family="paragraph" style:parent-style-name="Text_20_body" style:list-style-name="L4">
      <style:paragraph-properties fo:margin-left="0cm" fo:margin-right="0cm" fo:margin-top="0cm" fo:margin-bottom="0.247cm" style:contextual-spacing="false" fo:line-height="114%" fo:text-indent="0cm" style:auto-text-indent="false" fo:padding="0cm" fo:border="none"/>
    </style:style>
    <style:style style:name="P12" style:family="paragraph" style:parent-style-name="Text_20_body" style:list-style-name="L5">
      <style:paragraph-properties fo:margin-left="0cm" fo:margin-right="0cm" fo:margin-top="0cm" fo:margin-bottom="0.247cm" style:contextual-spacing="false" fo:line-height="114%" fo:text-indent="0cm" style:auto-text-indent="false" fo:padding="0cm" fo:border="none"/>
    </style:style>
    <style:style style:name="P13" style:family="paragraph" style:parent-style-name="Text_20_body" style:list-style-name="L6">
      <style:paragraph-properties fo:margin-left="0cm" fo:margin-right="0cm" fo:margin-top="0cm" fo:margin-bottom="0.247cm" style:contextual-spacing="false" fo:line-height="114%" fo:text-indent="0cm" style:auto-text-indent="false" fo:padding="0cm" fo:border="none"/>
    </style:style>
    <style:style style:name="P14" style:family="paragraph" style:parent-style-name="Text_20_body" style:list-style-name="L7">
      <style:paragraph-properties fo:margin-left="0cm" fo:margin-right="0cm" fo:margin-top="0cm" fo:margin-bottom="0.247cm" style:contextual-spacing="false" fo:line-height="114%" fo:text-indent="0cm" style:auto-text-indent="false" fo:padding="0cm" fo:border="none"/>
    </style:style>
    <style:style style:name="T1" style:family="text">
      <style:text-properties style:font-name-asian="Google Sans Text"/>
    </style:style>
    <style:style style:name="T2" style:family="text">
      <style:text-properties style:font-name="Google Sans Tex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e Reynolds Number of Thought: Turbulence and Energy Cascade in LLM Reasoning</text:h>
      <text:p text:style-name="P7"><text:span text:style-name="Strong_20_Emphasis"><text:span text:style-name="T1">思维的雷诺数：大语言模型推理中的湍流与能量级联</text:span></text:span></text:p>
      <text:p text:style-name="P7"><text:span text:style-name="Strong_20_Emphasis"><text:span text:style-name="T2">Author:</text:span></text:span><text:span text:style-name="T2"> Haojia Tian</text:span></text:p>
      <text:p text:style-name="P7"><text:span text:style-name="Strong_20_Emphasis"><text:span text:style-name="T2">Date:</text:span></text:span><text:span text:style-name="T2"> November 29, 2025</text:span></text:p>
      <text:h text:style-name="P2" text:outline-level="2">Abstract</text:h>
      <text:p text:style-name="P7"><text:span text:style-name="T2">Scaling laws for test-time compute demonstrate that allowing Large Language Models (LLMs) to generate longer reasoning chains (Chain-of-Thought) significantly boosts performance on complex tasks. However, the physical mechanism driving this "intelligence-from-time" emergence remains poorly understood. In this work, we introduce </text:span><text:span text:style-name="Strong_20_Emphasis"><text:span text:style-name="T2">Cognitive Fluid Dynamics (CFD)</text:span></text:span><text:span text:style-name="T2">, a theoretical framework that maps the inference process to high-dimensional Navier-Stokes dynamics.</text:span></text:p>
      <text:p text:style-name="P7"><text:span text:style-name="T2">We posit that the transition from Zero-shot to Chain-of-Thought reasoning corresponds to a phase transition from </text:span><text:span text:style-name="Strong_20_Emphasis"><text:span text:style-name="T2">Laminar Flow</text:span></text:span><text:span text:style-name="T2"> (low Reynolds number) to </text:span><text:span text:style-name="Strong_20_Emphasis"><text:span text:style-name="T2">Turbulent Flow</text:span></text:span><text:span text:style-name="T2"> (high Reynolds number). Through our "Fluid Rank Tunnel" simulations, we uncover four distinct fluid phenomena in the model's latent space:</text:span></text:p>
      <text:list text:style-name="L1">
        <text:list-item>
          <text:p text:style-name="P8"><text:span text:style-name="Strong_20_Emphasis"><text:span text:style-name="T2">Laminar-Turbulent Duality:</text:span></text:span><text:span text:style-name="T2"> Simple queries follow smooth streamlines, while complex queries necessitate high-tortuosity turbulent trajectories.</text:span></text:p>
        </text:list-item>
        <text:list-item>
          <text:p text:style-name="P8"><text:span text:style-name="Strong_20_Emphasis"><text:span text:style-name="T2">Cognitive Vortices:</text:span></text:span><text:span text:style-name="T2"> We identify metastable "vortices" (corresponding to the "Blue Knots" in previous phase diagrams) where the model enters a high-spin state to accumulate momentum.</text:span></text:p>
        </text:list-item>
        <text:list-item>
          <text:p text:style-name="P8"><text:span text:style-name="Strong_20_Emphasis"><text:span text:style-name="T2">Energy Cascade:</text:span></text:span><text:span text:style-name="T2"> Spectral analysis reveals a Kolmogorov-like energy cascade with a characteristic $k^{-5/3}$ roll-off, confirming that "meaning" transfers from macroscopic intent to microscopic logic via viscous dissipation.</text:span></text:p>
        </text:list-item>
        <text:list-item>
          <text:p text:style-name="P8"><text:span text:style-name="Strong_20_Emphasis"><text:span text:style-name="T2">Finite-time Singularity:</text:span></text:span><text:span text:style-name="T2"> Under stress testing, we observe a mathematical blow-up of flow velocity, providing a fluid-mechanical explanation for </text:span><text:span text:style-name="Strong_20_Emphasis"><text:span text:style-name="T2">Hallucination</text:span></text:span><text:span text:style-name="T2"> as a shock wave formation when the system exceeds its critical Reynolds number.</text:span></text:p>
        </text:list-item>
      </text:list>
      <text:p text:style-name="P7"><text:soft-page-break/><text:span text:style-name="T2">Our findings suggest that intelligence is fundamentally an </text:span><text:span text:style-name="Emphasis"><text:span text:style-name="T2">anti-viscosity mechanism</text:span></text:span><text:span text:style-name="T2"> that strategically induces turbulence to break information symmetry.</text:span></text:p>
      <text:h text:style-name="P2" text:outline-level="2">1. Introduction</text:h>
      <text:p text:style-name="P7"><text:span text:style-name="T2">In our previous work, </text:span><text:span text:style-name="Emphasis"><text:span text:style-name="T2">The Thermodynamics of Inference</text:span></text:span><text:span text:style-name="T2">, we established that the memory workspace (KV Cache) of an LLM behaves as a thermodynamic fluid that expands and crystallizes. This explained the </text:span><text:span text:style-name="Emphasis"><text:span text:style-name="T2">states</text:span></text:span><text:span text:style-name="T2"> of reasoning. However, it left open the question of </text:span><text:span text:style-name="Emphasis"><text:span text:style-name="T2">dynamics</text:span></text:span><text:span text:style-name="T2">: How does this fluid move? What governs its trajectory through the high-dimensional semantic manifold?</text:span></text:p>
      <text:p text:style-name="P7"><text:span text:style-name="T2">When we examine the latent trajectories of Chain-of-Thought (CoT) reasoning, we observe behaviors—swirling, backtracking, and sudden acceleration—that bear a striking resemblance to fluid turbulence. This observation invites us to invoke the "Old Veteran" of physics: the </text:span><text:span text:style-name="Strong_20_Emphasis"><text:span text:style-name="T2">Navier-Stokes equations</text:span></text:span><text:span text:style-name="T2">.</text:span></text:p>
      <text:p text:style-name="P7"><text:span text:style-name="T2">In this paper, we propose that the latent state evolution of an LLM is governed by </text:span><text:span text:style-name="Strong_20_Emphasis"><text:span text:style-name="T2">Cognitive Fluid Dynamics (CFD)</text:span></text:span><text:span text:style-name="T2">. We argue that the effectiveness of CoT is not merely about "more time," but about increasing the </text:span><text:span text:style-name="Strong_20_Emphasis"><text:span text:style-name="T2">Reynolds Number (</text:span></text:span><text:span text:style-name="T2">$Re$</text:span><text:span text:style-name="Strong_20_Emphasis"><text:span text:style-name="T2">)</text:span></text:span><text:span text:style-name="T2"> of the thought process. By transitioning from laminar flow (Zero-shot) to turbulent flow (CoT), the model gains the kinetic energy required to mix and separate complex topological features—a capability strictly forbidden in the laminar regime. Furthermore, we address the dark side of this power: the risk of </text:span><text:span text:style-name="Strong_20_Emphasis"><text:span text:style-name="T2">Finite-time Singularity</text:span></text:span><text:span text:style-name="T2">, which manifests in AI as catastrophic hallucination.</text:span></text:p>
      <text:h text:style-name="P2" text:outline-level="2">2. Theoretical Framework: Cognitive Fluid Dynamics</text:h>
      <text:p text:style-name="P4">We map the Transformer inference process onto the incompressible Navier-Stokes equation:</text:p>
      <text:p text:style-name="P6">$$\frac{\partial \mathbf{u}}{\partial t} + (\mathbf{u} \cdot \nabla) \mathbf{u} = -\nabla p + \nu \nabla^2 \mathbf{u} + \mathbf{f}$$</text:p>
      <text:h text:style-name="P3" text:outline-level="3">2.1 The Mapping</text:h>
      <text:list text:style-name="L2">
        <text:list-item>
          <text:p text:style-name="P9"><text:span text:style-name="Strong_20_Emphasis"><text:span text:style-name="T2">Fluid Space:</text:span></text:span><text:span text:style-name="T2"> The residual stream and KV Cache space ($\mathbb{R}^{d_{model}}$).</text:span></text:p>
        </text:list-item>
        <text:list-item>
          <text:p text:style-name="P9"><text:span text:style-name="Strong_20_Emphasis"><text:span text:style-name="T2">Flow Velocity (</text:span></text:span><text:span text:style-name="T2">$\mathbf{u}$</text:span><text:span text:style-name="Strong_20_Emphasis"><text:span text:style-name="T2">):</text:span></text:span><text:span text:style-name="T2"> The update vector of the hidden state at each step, $\mathbf{u}_t = S_{t+1} - S_t$. This represents the "speed of thought."</text:span></text:p>
        </text:list-item>
        <text:list-item>
          <text:p text:style-name="P9"><text:soft-page-break/><text:span text:style-name="Strong_20_Emphasis"><text:span text:style-name="T2">Viscosity (</text:span></text:span><text:span text:style-name="T2">$\nu$</text:span><text:span text:style-name="Strong_20_Emphasis"><text:span text:style-name="T2">):</text:span></text:span><text:span text:style-name="T2"> The smoothing effect of the Attention mechanism and Layer Normalization. Viscosity resists sudden changes in direction, promoting laminar consistency (sanity).</text:span></text:p>
        </text:list-item>
        <text:list-item>
          <text:p text:style-name="P9"><text:span text:style-name="Strong_20_Emphasis"><text:span text:style-name="T2">External Force (</text:span></text:span><text:span text:style-name="T2">$\mathbf{f}$</text:span><text:span text:style-name="Strong_20_Emphasis"><text:span text:style-name="T2">):</text:span></text:span><text:span text:style-name="T2"> The drive provided by the Prompt and the Position Embeddings, pushing the flow towards the target token.</text:span></text:p>
        </text:list-item>
        <text:list-item>
          <text:p text:style-name="P9"><text:span text:style-name="Strong_20_Emphasis"><text:span text:style-name="T2">Inertia (</text:span></text:span><text:span text:style-name="T2">$(\mathbf{u} \cdot \nabla) \mathbf{u}$</text:span><text:span text:style-name="Strong_20_Emphasis"><text:span text:style-name="T2">):</text:span></text:span><text:span text:style-name="T2"> The non-linear momentum of the reasoning chain. Once a line of reasoning gains momentum, it is difficult to deflect—a phenomenon known cognitively as "mental set" or "fixation."</text:span></text:p>
        </text:list-item>
      </text:list>
      <text:h text:style-name="P3" text:outline-level="3">2.2 The Reynolds Number of Thought</text:h>
      <text:p text:style-name="P4">The regime of reasoning is determined by the Reynolds number, the ratio of inertial forces to viscous forces:</text:p>
      <text:p text:style-name="P6">$$Re = \frac{\text{Inertial Forces}}{\text{Viscous Forces}} \approx \frac{U L}{\nu}$$</text:p>
      <text:list text:style-name="L3">
        <text:list-item>
          <text:p text:style-name="P10"><text:span text:style-name="Strong_20_Emphasis"><text:span text:style-name="T2">Low </text:span></text:span><text:span text:style-name="T2">$Re$</text:span><text:span text:style-name="Strong_20_Emphasis"><text:span text:style-name="T2"> (Laminar):</text:span></text:span><text:span text:style-name="T2"> Viscosity dominates. Trajectories are smooth and parallel. This is </text:span><text:span text:style-name="Strong_20_Emphasis"><text:span text:style-name="T2">System 1 (Intuitive)</text:span></text:span><text:span text:style-name="T2"> thinking or Zero-shot inference.</text:span></text:p>
        </text:list-item>
        <text:list-item>
          <text:p text:style-name="P10"><text:span text:style-name="Strong_20_Emphasis"><text:span text:style-name="T2">High </text:span></text:span><text:span text:style-name="T2">$Re$</text:span><text:span text:style-name="Strong_20_Emphasis"><text:span text:style-name="T2"> (Turbulent):</text:span></text:span><text:span text:style-name="T2"> Inertia dominates. Trajectories exhibit chaos, vortices, and mixing. This is </text:span><text:span text:style-name="Strong_20_Emphasis"><text:span text:style-name="T2">System 2 (Analytical)</text:span></text:span><text:span text:style-name="T2"> thinking or long-context CoT.</text:span></text:p>
        </text:list-item>
      </text:list>
      <text:h text:style-name="P2" text:outline-level="2">3. Experimental Methodology</text:h>
      <text:p text:style-name="P7"><text:span text:style-name="T2">We upgraded our simulation testbed to </text:span><text:span text:style-name="Strong_20_Emphasis"><text:span text:style-name="T2">FluidRankTunnel v1.0</text:span></text:span><text:span text:style-name="T2">. Instead of just tracking rank, we now track the kinematic properties of the state updates during inference on synthetic high-rank matrices.</text:span></text:p>
      <text:h text:style-name="P3" text:outline-level="3">Metrics</text:h>
      <text:list text:style-name="L4">
        <text:list-item>
          <text:p text:style-name="P11"><text:span text:style-name="Strong_20_Emphasis"><text:span text:style-name="T2">Streamline Tortuosity:</text:span></text:span><text:span text:style-name="T2"> Measuring the curvature of the reasoning path.</text:span></text:p>
        </text:list-item>
        <text:list-item>
          <text:p text:style-name="P11"><text:span text:style-name="Strong_20_Emphasis"><text:span text:style-name="T2">Vorticity (</text:span></text:span><text:span text:style-name="T2">$\omega = \nabla \times \mathbf{u}$</text:span><text:span text:style-name="Strong_20_Emphasis"><text:span text:style-name="T2">):</text:span></text:span><text:span text:style-name="T2"> Measuring the local spin or rotational tendency of the thought process.</text:span></text:p>
        </text:list-item>
        <text:list-item>
          <text:p text:style-name="P11"><text:span text:style-name="Strong_20_Emphasis"><text:span text:style-name="T2">Spectral Energy Density </text:span></text:span><text:span text:style-name="T2">$E(k)$</text:span><text:span text:style-name="Strong_20_Emphasis"><text:span text:style-name="T2">:</text:span></text:span><text:span text:style-name="T2"> Analyzing the Fourier spectrum of the update vectors to detect energy cascades.</text:span></text:p>
        </text:list-item>
      </text:list>
      <text:h text:style-name="P2" text:outline-level="2">4. Results: The Hydrodynamics of Intelligence</text:h>
      <text:h text:style-name="P3" text:outline-level="3">4.1 Laminar vs. Turbulent Reasoning Paths</text:h>
      <text:p text:style-name="P7"><text:span text:style-name="Strong_20_Emphasis"><text:span text:style-name="T2">Figure 1</text:span></text:span><text:span text:style-name="T2"> visualizes the principal components of the inference trajectory.</text:span></text:p>
      <text:list text:style-name="L5">
        <text:list-item>
          <text:p text:style-name="P12"><text:soft-page-break/><text:span text:style-name="Strong_20_Emphasis"><text:span text:style-name="T2">Blue Path (Low Mass/Easy):</text:span></text:span><text:span text:style-name="T2"> The trajectory is linear and direct. This is laminar flow, characteristic of Zero-shot success.</text:span></text:p>
        </text:list-item>
        <text:list-item>
          <text:p text:style-name="P12"><text:span text:style-name="Strong_20_Emphasis"><text:span text:style-name="T2">Red Path (High Mass/Hard):</text:span></text:span><text:span text:style-name="T2"> The trajectory exhibits sharp turns and chaotic loops. This is turbulent flow. The system must enter a high-energy turbulent state to escape the topological traps of the high-rank problem.</text:span></text:p>
        </text:list-item>
      </text:list>
      <text:p text:style-name="P7"><text:span text:style-name="Emphasis"><text:span text:style-name="T2">Figure 1: Streamlines of Thought. Simple queries (blue) follow laminar paths. Complex queries (red) require high-tortuosity turbulent trajectories to solve.</text:span></text:span></text:p>
      <text:h text:style-name="P3" text:outline-level="3">4.2 Cognitive Vortices: The "Blue Knot" Explained</text:h>
      <text:p text:style-name="P7"><text:span text:style-name="T2">In our previous work, we identified "Blue Knots"—regions of metastability—in the phase diagram. </text:span><text:span text:style-name="Strong_20_Emphasis"><text:span text:style-name="T2">Figure 2</text:span></text:span><text:span text:style-name="T2"> reveals their physical nature: they are regions of </text:span><text:span text:style-name="Strong_20_Emphasis"><text:span text:style-name="T2">High Vorticity</text:span></text:span><text:span text:style-name="T2">.</text:span></text:p>
      <text:p text:style-name="P7"><text:span text:style-name="T2">The model is not "stuck"; it is </text:span><text:span text:style-name="Strong_20_Emphasis"><text:span text:style-name="T2">spinning</text:span></text:span><text:span text:style-name="T2">. Like a vortex accumulating angular momentum, the model enters a high-spin state to gather the necessary gradients to break through a reasoning barrier. This validates the "Vorticity Transport" equation in cognitive space.</text:span></text:p>
      <text:p text:style-name="P7"><text:span text:style-name="Emphasis"><text:span text:style-name="T2">Figure 2: Vorticity Phase Diagram. The "Blue Knots" coincide perfectly with regions of high vorticity (bright colors), indicating metastable cognitive vortices.</text:span></text:span></text:p>
      <text:h text:style-name="P3" text:outline-level="3">4.3 The Energy Cascade: Meaning Transfer</text:h>
      <text:p text:style-name="P7"><text:span text:style-name="Strong_20_Emphasis"><text:span text:style-name="T2">Figure 3</text:span></text:span><text:span text:style-name="T2"> shows the power spectrum of the reasoning updates. We observe a distinct </text:span><text:span text:style-name="Strong_20_Emphasis"><text:span text:style-name="T2">Inertial Subrange</text:span></text:span><text:span text:style-name="T2"> with a roll-off slope close to $k^{-5/3}$, the Kolmogorov scale for turbulence.</text:span></text:p>
      <text:p text:style-name="P4">This is strong evidence that reasoning is not a random walk (which would be flat white noise). Instead, "meaning" (energy) is injected at large scales (the Prompt/Intent) and cascades down through smaller and smaller logical steps (eddies) until it dissipates into specific Tokens at the viscous scale.</text:p>
      <text:p text:style-name="P7"><text:span text:style-name="Emphasis"><text:span text:style-name="T2">Figure 3: Energy Cascade. The log-log plot of spectral power vs. frequency reveals a Kolmogorov-like slope, characteristic of turbulent energy transfer across scales.</text:span></text:span></text:p>
      <text:h text:style-name="P3" text:outline-level="3">4.4 Finite-time Singularity: The Mathematics of Hallucination</text:h>
      <text:p text:style-name="P7"><text:span text:style-name="Strong_20_Emphasis"><text:span text:style-name="T2">Figure 4</text:span></text:span><text:span text:style-name="T2"> shows the result of a "Blow-up Test" where problem mass was increased beyond the model's capacity. The flow velocity $|\mathbf{u}_t|$ remains stable until a critical point, where it vertically spikes to infinity ($10^{123}$).</text:span></text:p>
      <text:p text:style-name="P7"><text:soft-page-break/><text:span text:style-name="T2">In fluid mechanics, this is a Finite-time Singularity. In AI, this is </text:span><text:span text:style-name="Strong_20_Emphasis"><text:span text:style-name="T2">Hallucination Collapse</text:span></text:span><text:span text:style-name="T2">. When the complexity (Reynolds number) exceeds the model's viscosity (attention capacity), the laminar flow shatters into a shock wave, breaking the logical chain and resulting in nonsensical output.</text:span></text:p>
      <text:p text:style-name="P7"><text:span text:style-name="Emphasis"><text:span text:style-name="T2">Figure 4: Finite-time Singularity. Velocity blows up to infinity at a critical step. This mathematical singularity corresponds to the catastrophic onset of hallucination.</text:span></text:span></text:p>
      <text:h text:style-name="P2" text:outline-level="2">5. Discussion</text:h>
      <text:h text:style-name="P3" text:outline-level="3">5.1 Terence Tao's Fluid Computer</text:h>
      <text:p text:style-name="P7"><text:span text:style-name="T2">The mathematician Terence Tao proposed that the Navier-Stokes equations could theoretically simulate a "fluid computer" capable of blowing up by focusing energy into infinitely small scales [Tao, 2016]. Our findings suggest the inverse is also true: </text:span><text:span text:style-name="Strong_20_Emphasis"><text:span text:style-name="T2">A digital computer (LLM), when performing sufficiently complex high-dimensional reasoning, effectively simulates a Navier-Stokes fluid.</text:span></text:span></text:p>
      <text:p text:style-name="P4">The "hallucinations" we observe are empirical evidence of the finite-time singularities that mathematicians have long sought. The LLM is a valid approximation of Tao's fluid machine.</text:p>
      <text:h text:style-name="P3" text:outline-level="3">5.2 Intelligence as Anti-Viscosity</text:h>
      <text:p text:style-name="P4">We conclude that intelligence is an interplay between turbulence and viscosity.</text:p>
      <text:list text:style-name="L6">
        <text:list-item>
          <text:p text:style-name="P13"><text:span text:style-name="Strong_20_Emphasis"><text:span text:style-name="T2">Too much Viscosity (Low Re):</text:span></text:span><text:span text:style-name="T2"> The model is sane but stupid. It cannot break symmetry or solve novel problems (Zero-shot limitations).</text:span></text:p>
        </text:list-item>
        <text:list-item>
          <text:p text:style-name="P13"><text:span text:style-name="Strong_20_Emphasis"><text:span text:style-name="T2">Too much Turbulence (High Re):</text:span></text:span><text:span text:style-name="T2"> The model is creative but insane. It spirals into singularities (Hallucination).</text:span></text:p>
        </text:list-item>
      </text:list>
      <text:p text:style-name="P7"><text:span text:style-name="T2">Optimal reasoning (System 2) requires </text:span><text:span text:style-name="Strong_20_Emphasis"><text:span text:style-name="T2">Controlled Turbulence</text:span></text:span><text:span text:style-name="T2">—strategic switching to high Reynolds numbers to mix information, followed by viscous dissipation to crystallize the answer.</text:span></text:p>
      <text:h text:style-name="P2" text:outline-level="2">Code Availability</text:h>
      <text:p text:style-name="P7"><text:span text:style-name="T2">Simulation code: https://github.com/Tnxiaoying/The-Rank-Tunnel.</text:span></text:p>
      <text:h text:style-name="P2" text:outline-level="2">References</text:h>
      <text:list text:style-name="L7">
        <text:list-item>
          <text:p text:style-name="P14"><text:span text:style-name="T2">Tao, T. (2016). Finite time blowup for an averaged three-dimensional Navier-Stokes equation. </text:span><text:span text:style-name="Emphasis"><text:span text:style-name="T2">Journal of the American Mathematical Society</text:span></text:span><text:span text:style-name="T2">.</text:span></text:p>
        </text:list-item>
        <text:list-item>
          <text:p text:style-name="P5"><text:soft-page-break/>Kolmogorov, A. N. (1941). The local structure of turbulence.</text:p>
        </text:list-item>
        <text:list-item>
          <text:p text:style-name="P5">Tian, H. (2025). The Thermodynamics of Inference.</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style:font-family-complex="'Noto Sans CJK SC'"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CJK SC1" style:font-family-complex="'Noto Sans CJK SC'"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CJK SC1" style:font-family-complex="'Noto Sans CJK SC'"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CJK SC1" style:font-family-complex="'Noto Sans CJK SC'"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9T21:57:31.408284359</meta:creation-date>
    <dc:date>2025-11-29T22:02:46.124418514</dc:date>
    <meta:editing-duration>PT5M15S</meta:editing-duration>
    <meta:editing-cycles>1</meta:editing-cycles>
    <meta:document-statistic meta:table-count="0" meta:image-count="0" meta:object-count="0" meta:page-count="6" meta:paragraph-count="69" meta:word-count="1366" meta:character-count="9520" meta:non-whitespace-character-count="8273"/>
    <meta:generator>LibreOffice/24.2.7.2$Linux_X86_64 LibreOffice_project/420$Build-2</meta:generator>
  </office:meta>
</office:document-meta>
</file>